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Arrowheads_20_2" draw:marker-start-width="0.3cm" draw:marker-end="Arrowheads_20_3" draw:marker-end-width="0.3cm" draw:fill="none" draw:textarea-vertical-align="middle"/>
    </style:style>
    <style:style style:name="gr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99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31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99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31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4.077cm" fo:min-width="6.48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503cm" fo:min-width="6.48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99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31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99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31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" style:family="graphic" style:parent-style-name="objectwithoutfill">
      <style:graphic-properties draw:marker-start="Arrowheads_20_4" draw:marker-start-width="0.3cm" draw:marker-end="Arrowheads_20_5" draw:marker-end-width="0.3cm" draw:fill="none" draw:textarea-vertical-align="middle"/>
    </style:style>
    <style:style style:name="gr13" style:family="graphic" style:parent-style-name="objectwithoutfill">
      <style:graphic-properties draw:marker-start="Arrowheads_20_6" draw:marker-start-width="0.3cm"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start="Arrowheads_20_8" draw:marker-start-width="0.3cm" draw:marker-end="Arrowheads_20_9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8.78cm" svg:y1="7.032cm" svg:x2="18.78cm" svg:y2="7.032cm" svg:d="M18780 7032z" svg:viewBox="0 0 1 1">
          <text:p/>
        </draw:connector>
      </draw:page>
      <draw:page draw:name="page2" draw:style-name="dp1" draw:master-page-name="Default">
        <draw:g draw:name="Container-1-1">
          <draw:custom-shape draw:style-name="gr2" draw:text-style-name="P3" draw:layer="layout" svg:width="6.033cm" svg:height="3.245cm" svg:x="3.491cm" svg:y="3.105cm">
            <text:p text:style-name="P2">Email: varchar</text:p>
            <text:p text:style-name="P2">Nome: varchar</text:p>
            <text:p text:style-name="P2">Senha: varchar</text:p>
            <text:p text:style-name="P2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" draw:text-style-name="P5" draw:layer="layout" svg:width="6.033cm" svg:height="0.565cm" svg:x="3.491cm" svg:y="2.54cm">
            <text:p text:style-name="P4"><text:span text:style-name="T1">Usuário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3" xml:id="id1" draw:id="id1" draw:layer="layout" svg:width="6.033cm" svg:height="3.245cm" svg:x="3.491cm" svg:y="3.104cm">
            <text:p text:style-name="P2">Id: pk</text:p>
            <text:p text:style-name="P2">Email: varchar</text:p>
            <text:p text:style-name="P2">Nome: varchar</text:p>
            <text:p text:style-name="P2">Senha: varchar</text:p>
            <text:p text:style-name="P2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" draw:text-style-name="P5" draw:layer="layout" svg:width="6.033cm" svg:height="0.565cm" svg:x="3.491cm" svg:y="2.539cm">
            <text:p text:style-name="P4"><text:span text:style-name="T1">Usuário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" draw:text-style-name="P3" xml:id="id3" draw:id="id3" draw:layer="layout" svg:width="6.985cm" svg:height="4.327cm" svg:x="3.174cm" svg:y="9.642cm">
            <text:p text:style-name="P2">Id:pk</text:p>
            <text:p text:style-name="P2">Nome: varchar</text:p>
            <text:p text:style-name="P2">Quantidade: int</text:p>
            <text:p text:style-name="P2">Cliente: foreign key</text:p>
            <text:p text:style-name="P2">Fornecedor: foreign key</text:p>
            <text:p text:style-name="P2">Categoria: foreign key</text:p>
            <text:p text:style-name="P2">Preco_custo: float</text:p>
            <text:p text:style-name="P2">preco_venda: float</text:p>
            <text:p text:style-name="P2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" draw:text-style-name="P5" xml:id="id2" draw:id="id2" draw:layer="layout" svg:width="6.985cm" svg:height="0.753cm" svg:x="3.174cm" svg:y="8.889cm">
            <text:p text:style-name="P4"><text:span text:style-name="T1">Produto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8" draw:text-style-name="P3" xml:id="id5" draw:id="id5" draw:layer="layout" svg:width="6.033cm" svg:height="3.245cm" svg:x="14.921cm" svg:y="3.104cm">
            <text:p text:style-name="P2">Id: pk</text:p>
            <text:p text:style-name="P2">Nome: varchar</text:p>
            <text:p text:style-name="P2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5" draw:layer="layout" svg:width="6.033cm" svg:height="0.565cm" svg:x="14.921cm" svg:y="2.539cm">
            <text:p text:style-name="P4"><text:span text:style-name="T1">Fornecedor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0" draw:text-style-name="P3" xml:id="id4" draw:id="id4" draw:layer="layout" svg:width="6.033cm" svg:height="3.245cm" svg:x="19.683cm" svg:y="10.406cm">
            <text:p text:style-name="P2">Id: pk</text:p>
            <text:p text:style-name="P2">Nome: varchar</text:p>
            <text:p text:style-name="P2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1" draw:text-style-name="P5" draw:layer="layout" svg:width="6.033cm" svg:height="0.565cm" svg:x="19.683cm" svg:y="9.841cm">
            <text:p text:style-name="P4"><text:span text:style-name="T1">Categoria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12" draw:text-style-name="P1" draw:layer="layout" svg:x1="6.507cm" svg:y1="6.349cm" svg:x2="6.666cm" svg:y2="8.889cm" draw:start-shape="id1" draw:start-glue-point="2" draw:end-shape="id2" draw:end-glue-point="0" svg:d="M6507 6349v1269h159v1271" svg:viewBox="0 0 160 2541">
            <text:p/>
          </draw:connector>
          <draw:connector draw:style-name="gr13" draw:text-style-name="P1" draw:layer="layout" svg:x1="10.159cm" svg:y1="11.805cm" svg:x2="19.683cm" svg:y2="12.028cm" draw:start-shape="id3" draw:start-glue-point="1" draw:end-shape="id4" draw:end-glue-point="3" svg:d="M10159 11805h4761v223h4763" svg:viewBox="0 0 9525 224">
            <text:p/>
          </draw:connector>
          <draw:connector draw:style-name="gr14" draw:text-style-name="P1" draw:layer="layout" svg:x1="17.937cm" svg:y1="6.349cm" svg:x2="6.666cm" svg:y2="13.969cm" draw:start-shape="id5" draw:start-glue-point="2" draw:end-shape="id3" draw:end-glue-point="2" svg:d="M17937 6349v8134h-11271v-514" svg:viewBox="0 0 11272 8135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-0.001cm" fo:margin-bottom="-0.001cm" fo:margin-left="-0.001cm" fo:margin-right="-0.00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1T18:13:57.972300822</meta:creation-date>
    <dc:date>2023-10-21T19:16:27.446057562</dc:date>
    <meta:editing-duration>PT31M54S</meta:editing-duration>
    <meta:editing-cycles>4</meta:editing-cycles>
    <meta:generator>LibreOffice/7.3.7.2$Linux_X86_64 LibreOffice_project/30$Build-2</meta:generator>
    <meta:document-statistic meta:object-count="15"/>
  </office:meta>
</office:document-meta>
</file>